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ovySpringContextTests.setEmployee( Employee employ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SpringContextTests.verifyBeanNam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ovySpringContextTests.verifyResourceAnnotationWir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SpringContextTests.verifyAnnotationAutowir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ovySpringContextTests.verifyBean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SpringContextTests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SpringContextTests.setBeanNam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SpringContextTests.setBar( String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SpringContextTests.verifyAnnotationAutowir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oovySpringContextTests.verifyResourceAnnotationWir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